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float max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0:51:45.427891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13T21:02:31.440029035</dc:date>
    <meta:editing-duration>P3DT5H11M21S</meta:editing-duration>
    <meta:editing-cycles>266</meta:editing-cycles>
    <meta:generator>LibreOffice/5.2.3.3$Linux_X86_64 LibreOffice_project/20m0$Build-3</meta:generator>
    <meta:document-statistic meta:table-count="1" meta:cell-count="3426" meta:object-count="0"/>
  </office:meta>
</office:document-meta>
</file>